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0.43mm"/>
    </style:style>
    <style:style style:name="co2" style:family="table-column">
      <style:table-column-properties fo:break-before="auto" style:column-width="21.17mm"/>
    </style:style>
    <style:style style:name="co3" style:family="table-column">
      <style:table-column-properties fo:break-before="auto" style:column-width="35.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62" style:family="table-cell" style:parent-style-name="Énfasis5" style:data-style-name="N0">
      <style:table-cell-properties fo:background-color="#5b9bd5" style:cell-protect="protected" style:print-content="true" style:text-align-source="fix" style:repeat-content="false" fo:border="0.06pt solid #000000" style:vertical-align="automatic"/>
      <style:paragraph-properties fo:text-align="start" fo:margin-left="0mm"/>
      <style:text-properties fo:color="#ffffff"/>
    </style:style>
    <style:style style:name="ce63" style:family="table-cell" style:parent-style-name="Énfasis5" style:data-style-name="N0">
      <style:table-cell-properties fo:border-bottom="none" fo:background-color="#5b9bd5" style:cell-protect="protected" style:print-content="true" fo:border-left="0.06pt solid #000000" fo:border-right="0.06pt solid #000000" fo:border-top="0.06pt solid #000000" style:vertical-align="automatic"/>
      <style:text-properties fo:color="#ffffff"/>
    </style:style>
    <style:style style:name="ce6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67" style:family="table-cell" style:parent-style-name="Énfasis5" style:data-style-name="N0">
      <style:table-cell-properties fo:background-color="#5b9bd5" style:cell-protect="protected" style:print-content="true" fo:border="0.06pt solid #000000" style:vertical-align="automatic"/>
      <style:text-properties fo:color="#ffffff"/>
    </style:style>
    <style:style style:name="ce68" style:family="table-cell" style:parent-style-name="Default" style:data-style-name="N0"/>
    <style:style style:name="ce6" style:family="table-cell" style:parent-style-name="Énfasis5" style:data-style-name="N0">
      <style:table-cell-properties fo:background-color="#5b9bd5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ffffff"/>
    </style:style>
    <style:style style:name="ce70" style:family="table-cell" style:parent-style-name="Énfasis5" style:data-style-name="N0">
      <style:table-cell-properties fo:border-bottom="none" fo:background-color="#5b9bd5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ffffff"/>
    </style:style>
    <style:style style:name="ce71" style:family="table-cell" style:parent-style-name="Énfasis1" style:data-style-name="N0">
      <style:table-cell-properties fo:background-color="#4472c4" style:text-align-source="fix" style:repeat-content="false" fo:border="0.06pt solid #000000" style:vertical-align="automatic"/>
      <style:paragraph-properties fo:text-align="center"/>
      <style:text-properties fo:color="#ffffff"/>
    </style:style>
    <style:style style:name="ce72" style:family="table-cell" style:parent-style-name="_32_0_25__20_-_20_Énfasis1" style:data-style-name="N0">
      <style:table-cell-properties fo:background-color="#d9e1f2" style:text-align-source="fix" style:repeat-content="false" fo:border="0.06pt solid #000000" style:vertical-align="automatic"/>
      <style:paragraph-properties fo:text-align="center"/>
      <style:text-properties fo:color="#000000"/>
    </style:style>
    <style:style style:name="ce73" style:family="table-cell" style:parent-style-name="_32_0_25__20_-_20_Énfasis1" style:data-style-name="N0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000000"/>
    </style:style>
    <style:style style:name="ce74" style:family="table-cell" style:parent-style-name="Incorrecto" style:data-style-name="N0">
      <style:table-cell-properties fo:background-color="#ffc7ce" style:text-align-source="fix" style:repeat-content="false" fo:border="0.06pt solid #000000" style:vertical-align="automatic"/>
      <style:paragraph-properties fo:text-align="center"/>
      <style:text-properties fo:color="#9c0006"/>
    </style:style>
    <style:style style:name="ce75" style:family="table-cell" style:parent-style-name="Énfasis1" style:data-style-name="N0">
      <style:table-cell-properties fo:border-bottom="0.06pt solid #000000" fo:background-color="#4472c4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ffffff"/>
    </style:style>
    <style:style style:name="ce76" style:family="table-cell" style:parent-style-name="_32_0_25__20_-_20_Énfasis1" style:data-style-name="N0">
      <style:table-cell-properties fo:border-bottom="0.06pt solid #000000" fo:background-color="#d9e1f2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000000"/>
    </style:style>
    <style:style style:name="ce77" style:family="table-cell" style:parent-style-name="_32_0_25__20_-_20_Énfasis1" style:data-style-name="N0">
      <style:table-cell-properties fo:border-bottom="none" fo:background-color="#d9e1f2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000000"/>
    </style:style>
    <style:style style:name="ce78" style:family="table-cell" style:parent-style-name="Incorrecto" style:data-style-name="N0">
      <style:table-cell-properties fo:border-bottom="0.06pt solid #000000" fo:background-color="#ffc7c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9c0006"/>
    </style:style>
    <style:style style:name="ce79" style:family="table-cell" style:parent-style-name="_32_0_25__20_-_20_Énfasis5" style:data-style-name="N0">
      <style:table-cell-properties fo:background-color="#ddebf7" style:cell-protect="protected" style:print-content="true" style:text-align-source="fix" style:repeat-content="false" fo:border="0.06pt solid #000000" style:vertical-align="automatic"/>
      <style:paragraph-properties fo:text-align="center"/>
    </style:style>
    <style:style style:name="ce80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81" style:family="table-cell" style:parent-style-name="Énfasis6" style:data-style-name="N0">
      <style:table-cell-properties fo:background-color="#70ad47" style:text-align-source="fix" style:repeat-content="false" fo:border="0.06pt solid #000000" style:vertical-align="automatic"/>
      <style:paragraph-properties fo:text-align="center"/>
      <style:text-properties fo:color="#ffffff"/>
    </style:style>
    <style:style style:name="ce82" style:family="table-cell" style:parent-style-name="Énfasis6" style:data-style-name="N0">
      <style:table-cell-properties fo:border-bottom="0.06pt solid #000000" fo:background-color="#70ad47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/>
    </style:style>
    <style:style style:name="ce83" style:family="table-cell" style:parent-style-name="_32_0_25__20_-_20_Énfasis6" style:data-style-name="N0">
      <style:table-cell-properties fo:border-bottom="0.06pt solid #000000" fo:background-color="#e2efda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000000"/>
    </style:style>
    <style:style style:name="ce84" style:family="table-cell" style:parent-style-name="_32_0_25__20_-_20_Énfasis6" style:data-style-name="N0">
      <style:table-cell-properties fo:border-bottom="none" fo:background-color="#e2efda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000000"/>
    </style:style>
    <style:style style:name="ce85" style:family="table-cell" style:parent-style-name="Incorrecto" style:data-style-name="N0">
      <style:table-cell-properties fo:border-bottom="0.06pt solid #000000" fo:background-color="#ffc7c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9c0006"/>
    </style:style>
    <style:style style:name="ce86" style:family="table-cell" style:parent-style-name="_32_0_25__20_-_20_Énfasis6" style:data-style-name="N0">
      <style:table-cell-properties fo:background-color="#e2efda" style:text-align-source="fix" style:repeat-content="false" fo:border="0.06pt solid #000000" style:vertical-align="automatic"/>
      <style:paragraph-properties fo:text-align="center"/>
      <style:text-properties fo:color="#000000"/>
    </style:style>
    <style:style style:name="ce87" style:family="table-cell" style:parent-style-name="_32_0_25__20_-_20_Énfasis6" style:data-style-name="N0">
      <style:table-cell-properties fo:border-bottom="none" fo:background-color="#e2efda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000000"/>
    </style:style>
    <style:style style:name="ce88" style:family="table-cell" style:parent-style-name="_32_0_25__20_-_20_Énfasis5" style:data-style-name="N0">
      <style:table-cell-properties fo:border-bottom="none" fo:background-color="#ddebf7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8" style:family="table-cell" style:parent-style-name="Énfasis5" style:data-style-name="N0">
      <style:table-cell-properties fo:background-color="#5b9bd5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59" style:family="table-cell" style:parent-style-name="Énfasis5" style:data-style-name="N0">
      <style:table-cell-properties fo:border-bottom="none" fo:background-color="#5b9bd5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ffffff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5" style:family="table-cell" style:parent-style-name="Default">
      <style:text-properties style:text-underline-style="none"/>
    </style:style>
    <style:style style:name="ce66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alculos" table:style-name="ta1">
        <table:table-column table:style-name="co1" table:default-cell-style-name="ce68"/>
        <table:table-column table:style-name="co2" table:number-columns-repeated="1023" table:default-cell-style-name="ce68"/>
        <table:table-row table:style-name="ro1">
          <table:table-cell table:style-name="ce62" office:value-type="string" calcext:value-type="string">
            <text:p>Numero</text:p>
          </table:table-cell>
          <table:table-cell table:style-name="ce6" office:value-type="string" calcext:value-type="string" table:number-columns-spanned="12" table:number-rows-spanned="1">
            <text:p>22.222.222</text:p>
          </table:table-cell>
          <table:covered-table-cell table:number-columns-repeated="11"/>
          <table:table-cell table:style-name="Default"/>
          <table:table-cell table:style-name="ce26" office:value-type="string" calcext:value-type="string" table:number-columns-spanned="4" table:number-rows-spanned="1">
            <text:p>Comentarios</text:p>
          </table:table-cell>
          <table:covered-table-cell table:number-columns-repeated="3" table:style-name="Default"/>
          <table:table-cell table:style-name="Default" table:number-columns-repeated="16"/>
          <table:table-cell table:number-columns-repeated="990"/>
        </table:table-row>
        <table:table-row table:style-name="ro1">
          <table:table-cell table:style-name="ce62" office:value-type="string" calcext:value-type="string">
            <text:p>Modo</text:p>
          </table:table-cell>
          <table:table-cell table:style-name="ce70" office:value-type="string" calcext:value-type="string" table:number-columns-spanned="6" table:number-rows-spanned="1">
            <text:p>Debug</text:p>
          </table:table-cell>
          <table:covered-table-cell table:number-columns-repeated="5"/>
          <table:table-cell table:style-name="ce6" office:value-type="string" calcext:value-type="string" table:number-columns-spanned="6" table:number-rows-spanned="1">
            <text:p>Release</text:p>
          </table:table-cell>
          <table:covered-table-cell table:number-columns-repeated="5"/>
          <table:table-cell table:style-name="Default"/>
          <table:table-cell table:style-name="ce27" office:value-type="string" calcext:value-type="string" table:number-columns-spanned="4" table:number-rows-spanned="2">
            <text:p>Criba es el mejor algorimo para reducir tiempo</text:p>
          </table:table-cell>
          <table:covered-table-cell table:number-columns-repeated="3"/>
          <table:table-cell table:style-name="Default" table:number-columns-repeated="16"/>
          <table:table-cell table:number-columns-repeated="990"/>
        </table:table-row>
        <table:table-row table:style-name="ro1">
          <table:table-cell table:style-name="ce62" office:value-type="string" calcext:value-type="string">
            <text:p>Hilos</text:p>
          </table:table-cell>
          <table:table-cell table:style-name="ce71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81" office:value-type="float" office:value="15" calcext:value-type="float" table:number-columns-spanned="2" table:number-rows-spanned="1">
            <text:p>15</text:p>
          </table:table-cell>
          <table:covered-table-cell/>
          <table:table-cell table:style-name="ce71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81" office:value-type="float" office:value="15" calcext:value-type="float" table:number-columns-spanned="2" table:number-rows-spanned="1">
            <text:p>15</text:p>
          </table:table-cell>
          <table:covered-table-cell/>
          <table:table-cell table:style-name="Default"/>
          <table:covered-table-cell table:number-columns-repeated="4"/>
          <table:table-cell table:number-columns-repeated="5"/>
          <table:table-cell table:style-name="Default" table:number-columns-repeated="11"/>
          <table:table-cell table:number-columns-repeated="990"/>
        </table:table-row>
        <table:table-row table:style-name="ro1">
          <table:table-cell table:style-name="ce62" office:value-type="string" calcext:value-type="string">
            <text:p>Intento</text:p>
          </table:table-cell>
          <table:table-cell table:style-name="ce71" office:value-type="string" calcext:value-type="string">
            <text:p>Tiempo</text:p>
          </table:table-cell>
          <table:table-cell table:style-name="ce75" office:value-type="string" calcext:value-type="string">
            <text:p>Speedup</text:p>
          </table:table-cell>
          <table:table-cell table:style-name="ce6" office:value-type="string" calcext:value-type="string">
            <text:p>Tiempo</text:p>
          </table:table-cell>
          <table:table-cell table:style-name="ce6" office:value-type="string" calcext:value-type="string">
            <text:p>Speedup</text:p>
          </table:table-cell>
          <table:table-cell table:style-name="ce82" office:value-type="string" calcext:value-type="string">
            <text:p>Tiempo</text:p>
          </table:table-cell>
          <table:table-cell table:style-name="ce81" office:value-type="string" calcext:value-type="string">
            <text:p>Speedup</text:p>
          </table:table-cell>
          <table:table-cell table:style-name="ce71" office:value-type="string" calcext:value-type="string">
            <text:p>Tiempo</text:p>
          </table:table-cell>
          <table:table-cell table:style-name="ce71" office:value-type="string" calcext:value-type="string">
            <text:p>Speedup</text:p>
          </table:table-cell>
          <table:table-cell table:style-name="ce6" office:value-type="string" calcext:value-type="string">
            <text:p>Tiempo</text:p>
          </table:table-cell>
          <table:table-cell table:style-name="ce6" office:value-type="string" calcext:value-type="string">
            <text:p>Speedup</text:p>
          </table:table-cell>
          <table:table-cell table:style-name="ce81" office:value-type="string" calcext:value-type="string">
            <text:p>Tiempo</text:p>
          </table:table-cell>
          <table:table-cell table:style-name="ce81" office:value-type="string" calcext:value-type="string">
            <text:p>Speedup</text:p>
          </table:table-cell>
          <table:table-cell table:style-name="Default"/>
          <table:table-cell table:style-name="ce27" office:value-type="string" calcext:value-type="string" table:number-columns-spanned="4" table:number-rows-spanned="2">
            <text:p>Cotas con muchos hilos es mejor que cotas dis.</text:p>
          </table:table-cell>
          <table:covered-table-cell table:number-columns-repeated="3"/>
          <table:table-cell table:number-columns-repeated="5"/>
          <table:table-cell table:style-name="Default" table:number-columns-repeated="11"/>
          <table:table-cell table:number-columns-repeated="990"/>
        </table:table-row>
        <table:table-row table:style-name="ro1">
          <table:table-cell table:style-name="ce62" office:value-type="string" calcext:value-type="string">
            <text:p>Serial</text:p>
          </table:table-cell>
          <table:table-cell table:style-name="ce72" office:value-type="float" office:value="189" calcext:value-type="float">
            <text:p>189</text:p>
          </table:table-cell>
          <table:table-cell table:style-name="ce76" office:value-type="float" office:value="0" calcext:value-type="float">
            <text:p>0</text:p>
          </table:table-cell>
          <table:table-cell table:style-name="ce79" office:value-type="float" office:value="48" calcext:value-type="float">
            <text:p>48</text:p>
          </table:table-cell>
          <table:table-cell table:style-name="ce79" office:value-type="float" office:value="0" calcext:value-type="float">
            <text:p>0</text:p>
          </table:table-cell>
          <table:table-cell table:style-name="ce83" office:value-type="float" office:value="61" calcext:value-type="float">
            <text:p>61</text:p>
          </table:table-cell>
          <table:table-cell table:style-name="ce86" office:value-type="float" office:value="0" calcext:value-type="float">
            <text:p>0</text:p>
          </table:table-cell>
          <table:table-cell table:style-name="ce72" office:value-type="float" office:value="175" calcext:value-type="float">
            <text:p>175</text:p>
          </table:table-cell>
          <table:table-cell table:style-name="ce72" office:value-type="float" office:value="0" calcext:value-type="float">
            <text:p>0</text:p>
          </table:table-cell>
          <table:table-cell table:style-name="ce79" office:value-type="float" office:value="44" calcext:value-type="float">
            <text:p>44</text:p>
          </table:table-cell>
          <table:table-cell table:style-name="ce79" office:value-type="float" office:value="0" calcext:value-type="float">
            <text:p>0</text:p>
          </table:table-cell>
          <table:table-cell table:style-name="ce86" office:value-type="float" office:value="40.167" calcext:value-type="float">
            <text:p>40,167</text:p>
          </table:table-cell>
          <table:table-cell table:style-name="ce86" office:value-type="float" office:value="0" calcext:value-type="float">
            <text:p>0</text:p>
          </table:table-cell>
          <table:table-cell table:style-name="Default"/>
          <table:covered-table-cell table:number-columns-repeated="4"/>
          <table:table-cell table:number-columns-repeated="5"/>
          <table:table-cell table:style-name="Default" table:number-columns-repeated="11"/>
          <table:table-cell table:number-columns-repeated="990"/>
        </table:table-row>
        <table:table-row table:style-name="ro1">
          <table:table-cell table:style-name="ce62" office:value-type="string" calcext:value-type="string">
            <text:p>Multi-Thread</text:p>
          </table:table-cell>
          <table:table-cell table:style-name="ce72" office:value-type="float" office:value="145.379" calcext:value-type="float">
            <text:p>145,379</text:p>
          </table:table-cell>
          <table:table-cell table:style-name="ce76" office:value-type="float" office:value="1.3" calcext:value-type="float">
            <text:p>1,3</text:p>
          </table:table-cell>
          <table:table-cell table:style-name="ce79" office:value-type="float" office:value="19.331" calcext:value-type="float">
            <text:p>19,331</text:p>
          </table:table-cell>
          <table:table-cell table:style-name="ce79" office:value-type="float" office:value="2.48" calcext:value-type="float">
            <text:p>2,48</text:p>
          </table:table-cell>
          <table:table-cell table:style-name="ce83" office:value-type="float" office:value="8.516" calcext:value-type="float">
            <text:p>8,516</text:p>
          </table:table-cell>
          <table:table-cell table:style-name="ce86" office:value-type="float" office:value="7.16" calcext:value-type="float">
            <text:p>7,16</text:p>
          </table:table-cell>
          <table:table-cell table:style-name="ce72" office:value-type="float" office:value="133.663" calcext:value-type="float">
            <text:p>133,663</text:p>
          </table:table-cell>
          <table:table-cell table:style-name="ce72" office:value-type="float" office:value="1.3" calcext:value-type="float">
            <text:p>1,3</text:p>
          </table:table-cell>
          <table:table-cell table:style-name="ce79" office:value-type="float" office:value="17.818" calcext:value-type="float">
            <text:p>17,818</text:p>
          </table:table-cell>
          <table:table-cell table:style-name="ce79" office:value-type="float" office:value="2.46" calcext:value-type="float">
            <text:p>2,46</text:p>
          </table:table-cell>
          <table:table-cell table:style-name="ce86" office:value-type="float" office:value="7.976" calcext:value-type="float">
            <text:p>7,976</text:p>
          </table:table-cell>
          <table:table-cell table:style-name="ce86" office:value-type="float" office:value="5.03" calcext:value-type="float">
            <text:p>5,03</text:p>
          </table:table-cell>
          <table:table-cell table:style-name="Default"/>
          <table:table-cell table:style-name="ce27" office:value-type="string" calcext:value-type="string" table:number-columns-spanned="4" table:number-rows-spanned="2">
            <text:p>15 hilos en las compus del lab 104</text:p>
          </table:table-cell>
          <table:covered-table-cell table:number-columns-repeated="3"/>
          <table:table-cell table:number-columns-repeated="5"/>
          <table:table-cell table:style-name="Default" table:number-columns-repeated="11"/>
          <table:table-cell table:number-columns-repeated="990"/>
        </table:table-row>
        <table:table-row table:style-name="ro1">
          <table:table-cell table:style-name="ce62" office:value-type="string" calcext:value-type="string">
            <text:p>Cotas</text:p>
          </table:table-cell>
          <table:table-cell table:style-name="ce72" office:value-type="float" office:value="60.483" calcext:value-type="float">
            <text:p>60,483</text:p>
          </table:table-cell>
          <table:table-cell table:style-name="ce76" office:value-type="float" office:value="3.125" calcext:value-type="float">
            <text:p>3,125</text:p>
          </table:table-cell>
          <table:table-cell table:style-name="ce79" office:value-type="float" office:value="8.007" calcext:value-type="float">
            <text:p>8,007</text:p>
          </table:table-cell>
          <table:table-cell table:style-name="ce79" office:value-type="float" office:value="5.99" calcext:value-type="float">
            <text:p>5,99</text:p>
          </table:table-cell>
          <table:table-cell table:style-name="ce83" office:value-type="float" office:value="3.583" calcext:value-type="float">
            <text:p>3,583</text:p>
          </table:table-cell>
          <table:table-cell table:style-name="ce86" office:value-type="float" office:value="17.02" calcext:value-type="float">
            <text:p>17,02</text:p>
          </table:table-cell>
          <table:table-cell table:style-name="ce72" office:value-type="float" office:value="54.48" calcext:value-type="float">
            <text:p>54,48</text:p>
          </table:table-cell>
          <table:table-cell table:style-name="ce72" office:value-type="float" office:value="3.212" calcext:value-type="float">
            <text:p>3,212</text:p>
          </table:table-cell>
          <table:table-cell table:style-name="ce79" office:value-type="float" office:value="7.398" calcext:value-type="float">
            <text:p>7,398</text:p>
          </table:table-cell>
          <table:table-cell table:style-name="ce79" office:value-type="float" office:value="5.94" calcext:value-type="float">
            <text:p>5,94</text:p>
          </table:table-cell>
          <table:table-cell table:style-name="ce86" office:value-type="float" office:value="3.313" calcext:value-type="float">
            <text:p>3,313</text:p>
          </table:table-cell>
          <table:table-cell table:style-name="ce86" office:value-type="float" office:value="12.12" calcext:value-type="float">
            <text:p>12,12</text:p>
          </table:table-cell>
          <table:table-cell table:style-name="Default"/>
          <table:covered-table-cell table:number-columns-repeated="4"/>
          <table:table-cell table:number-columns-repeated="5"/>
          <table:table-cell table:style-name="Default" table:number-columns-repeated="11"/>
          <table:table-cell table:number-columns-repeated="990"/>
        </table:table-row>
        <table:table-row table:style-name="ro1">
          <table:table-cell table:style-name="ce63" office:value-type="string" calcext:value-type="string">
            <text:p>Criba</text:p>
          </table:table-cell>
          <table:table-cell table:style-name="ce73" office:value-type="float" office:value="1.675" calcext:value-type="float">
            <text:p>1,675</text:p>
          </table:table-cell>
          <table:table-cell table:style-name="ce77" office:value-type="float" office:value="112.8" calcext:value-type="float">
            <text:p>112,8</text:p>
          </table:table-cell>
          <table:table-cell table:style-name="ce79" office:value-type="float" office:value="0.201" calcext:value-type="float">
            <text:p>0,201</text:p>
          </table:table-cell>
          <table:table-cell table:style-name="ce79" office:value-type="float" office:value="238.8" calcext:value-type="float">
            <text:p>238,8</text:p>
          </table:table-cell>
          <table:table-cell table:style-name="ce84" office:value-type="float" office:value="0.111" calcext:value-type="float">
            <text:p>0,111</text:p>
          </table:table-cell>
          <table:table-cell table:style-name="ce87" office:value-type="float" office:value="549.54" calcext:value-type="float">
            <text:p>549,54</text:p>
          </table:table-cell>
          <table:table-cell table:style-name="ce73" office:value-type="float" office:value="0.375" calcext:value-type="float">
            <text:p>0,375</text:p>
          </table:table-cell>
          <table:table-cell table:style-name="ce73" office:value-type="float" office:value="466.66" calcext:value-type="float">
            <text:p>466,66</text:p>
          </table:table-cell>
          <table:table-cell table:style-name="ce88" office:value-type="float" office:value="0.039" calcext:value-type="float">
            <text:p>0,039</text:p>
          </table:table-cell>
          <table:table-cell table:style-name="ce88" office:value-type="float" office:value="1128.2" calcext:value-type="float">
            <text:p>1128,2</text:p>
          </table:table-cell>
          <table:table-cell table:style-name="ce87" office:value-type="float" office:value="0.027" calcext:value-type="float">
            <text:p>0,027</text:p>
          </table:table-cell>
          <table:table-cell table:style-name="ce87" office:value-type="float" office:value="1487.6" calcext:value-type="float">
            <text:p>1487,6</text:p>
          </table:table-cell>
          <table:table-cell table:style-name="Default"/>
          <table:table-cell table:style-name="ce27" office:value-type="string" calcext:value-type="string" table:number-columns-spanned="4" table:number-rows-spanned="2">
            <text:p>3 hilos en las compus del lab 106</text:p>
          </table:table-cell>
          <table:covered-table-cell table:number-columns-repeated="3"/>
          <table:table-cell table:number-columns-repeated="5"/>
          <table:table-cell table:style-name="Default" table:number-columns-repeated="11"/>
          <table:table-cell table:number-columns-repeated="990"/>
        </table:table-row>
        <table:table-row table:style-name="ro1">
          <table:table-cell table:style-name="ce62" office:value-type="string" calcext:value-type="string">
            <text:p>Cotas Distribuidas</text:p>
          </table:table-cell>
          <table:table-cell table:style-name="ce74" office:value-type="float" office:value="1.652" calcext:value-type="float">
            <text:p>1,652</text:p>
          </table:table-cell>
          <table:table-cell table:style-name="ce78" office:value-type="float" office:value="114.4" calcext:value-type="float">
            <text:p>114,4</text:p>
          </table:table-cell>
          <table:table-cell table:style-name="ce74" office:value-type="float" office:value="0.277" calcext:value-type="float">
            <text:p>0,277</text:p>
          </table:table-cell>
          <table:table-cell table:style-name="ce74" office:value-type="float" office:value="173.28" calcext:value-type="float">
            <text:p>173,28</text:p>
          </table:table-cell>
          <table:table-cell table:style-name="ce85" office:value-type="float" office:value="0.419" calcext:value-type="float">
            <text:p>0,419</text:p>
          </table:table-cell>
          <table:table-cell table:style-name="ce74" office:value-type="float" office:value="145.58" calcext:value-type="float">
            <text:p>145,58</text:p>
          </table:table-cell>
          <table:table-cell table:style-name="ce74" office:value-type="float" office:value="0.306" calcext:value-type="float">
            <text:p>0,306</text:p>
          </table:table-cell>
          <table:table-cell table:style-name="ce74" office:value-type="float" office:value="571.89" calcext:value-type="float">
            <text:p>571,89</text:p>
          </table:table-cell>
          <table:table-cell table:style-name="ce74" office:value-type="float" office:value="0.034" calcext:value-type="float">
            <text:p>0,034</text:p>
          </table:table-cell>
          <table:table-cell table:style-name="ce74" office:value-type="float" office:value="1294.11" calcext:value-type="float">
            <text:p>1294,11</text:p>
          </table:table-cell>
          <table:table-cell table:style-name="ce74" office:value-type="float" office:value="0.064" calcext:value-type="float">
            <text:p>0,064</text:p>
          </table:table-cell>
          <table:table-cell table:style-name="ce74" office:value-type="float" office:value="627.6" calcext:value-type="float">
            <text:p>627,6</text:p>
          </table:table-cell>
          <table:table-cell table:style-name="Default"/>
          <table:covered-table-cell table:number-columns-repeated="4"/>
          <table:table-cell table:number-columns-repeated="5"/>
          <table:table-cell table:style-name="Default" table:number-columns-repeated="11"/>
          <table:table-cell table:number-columns-repeated="990"/>
        </table:table-row>
        <table:table-row table:style-name="ro1">
          <table:table-cell table:style-name="ce64" table:number-columns-repeated="3"/>
          <table:table-cell table:style-name="ce80" table:number-columns-repeated="2"/>
          <table:table-cell table:style-name="ce64" table:number-columns-repeated="8"/>
          <table:table-cell table:style-name="Default"/>
          <table:table-cell table:style-name="ce27" office:value-type="string" calcext:value-type="string" table:number-columns-spanned="4" table:number-rows-spanned="2">
            <text:p>1 hilos en mi Pentium 1,6 Ghz</text:p>
          </table:table-cell>
          <table:covered-table-cell table:number-columns-repeated="3"/>
          <table:table-cell table:number-columns-repeated="5"/>
          <table:table-cell table:style-name="Default" table:number-columns-repeated="5"/>
          <table:table-cell table:number-columns-repeated="996"/>
        </table:table-row>
        <table:table-row table:style-name="ro1">
          <table:table-cell table:style-name="ce67" office:value-type="string" calcext:value-type="string">
            <text:p>Numero</text:p>
          </table:table-cell>
          <table:table-cell table:style-name="ce6" office:value-type="float" office:value="111.111" calcext:value-type="float" table:number-columns-spanned="12" table:number-rows-spanned="1">
            <text:p>111,111</text:p>
          </table:table-cell>
          <table:covered-table-cell table:number-columns-repeated="11"/>
          <table:table-cell/>
          <table:covered-table-cell table:number-columns-repeated="4"/>
          <table:table-cell table:number-columns-repeated="1006"/>
        </table:table-row>
        <table:table-row table:style-name="ro1">
          <table:table-cell table:style-name="ce67" office:value-type="string" calcext:value-type="string">
            <text:p>Modo</text:p>
          </table:table-cell>
          <table:table-cell table:style-name="ce70" office:value-type="string" calcext:value-type="string" table:number-columns-spanned="6" table:number-rows-spanned="1">
            <text:p>Debug</text:p>
          </table:table-cell>
          <table:covered-table-cell table:number-columns-repeated="5"/>
          <table:table-cell table:style-name="ce6" office:value-type="string" calcext:value-type="string" table:number-columns-spanned="6" table:number-rows-spanned="1">
            <text:p>Release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style-name="ce67" office:value-type="string" calcext:value-type="string">
            <text:p>Hilos</text:p>
          </table:table-cell>
          <table:table-cell table:style-name="ce71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81" office:value-type="float" office:value="15" calcext:value-type="float" table:number-columns-spanned="2" table:number-rows-spanned="1">
            <text:p>15</text:p>
          </table:table-cell>
          <table:covered-table-cell/>
          <table:table-cell table:style-name="ce71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81" office:value-type="float" office:value="15" calcext:value-type="float" table:number-columns-spanned="2" table:number-rows-spanned="1">
            <text:p>15</text:p>
          </table:table-cell>
          <table:covered-table-cell/>
          <table:table-cell table:number-columns-repeated="1011"/>
        </table:table-row>
        <table:table-row table:style-name="ro1">
          <table:table-cell table:style-name="ce67" office:value-type="string" calcext:value-type="string">
            <text:p>Intento</text:p>
          </table:table-cell>
          <table:table-cell table:style-name="ce71" office:value-type="string" calcext:value-type="string">
            <text:p>Tiempo</text:p>
          </table:table-cell>
          <table:table-cell table:style-name="ce75" office:value-type="string" calcext:value-type="string">
            <text:p>Speedup</text:p>
          </table:table-cell>
          <table:table-cell table:style-name="ce6" office:value-type="string" calcext:value-type="string">
            <text:p>Tiempo</text:p>
          </table:table-cell>
          <table:table-cell table:style-name="ce6" office:value-type="string" calcext:value-type="string">
            <text:p>Speedup</text:p>
          </table:table-cell>
          <table:table-cell table:style-name="ce82" office:value-type="string" calcext:value-type="string">
            <text:p>Tiempo</text:p>
          </table:table-cell>
          <table:table-cell table:style-name="ce81" office:value-type="string" calcext:value-type="string">
            <text:p>Speedup</text:p>
          </table:table-cell>
          <table:table-cell table:style-name="ce71" office:value-type="string" calcext:value-type="string">
            <text:p>Tiempo</text:p>
          </table:table-cell>
          <table:table-cell table:style-name="ce71" office:value-type="string" calcext:value-type="string">
            <text:p>Speedup</text:p>
          </table:table-cell>
          <table:table-cell table:style-name="ce6" office:value-type="string" calcext:value-type="string">
            <text:p>Tiempo</text:p>
          </table:table-cell>
          <table:table-cell table:style-name="ce6" office:value-type="string" calcext:value-type="string">
            <text:p>Speedup</text:p>
          </table:table-cell>
          <table:table-cell table:style-name="ce81" office:value-type="string" calcext:value-type="string">
            <text:p>Tiempo</text:p>
          </table:table-cell>
          <table:table-cell table:style-name="ce81" office:value-type="string" calcext:value-type="string">
            <text:p>Speedup</text:p>
          </table:table-cell>
          <table:table-cell table:number-columns-repeated="1011"/>
        </table:table-row>
        <table:table-row table:style-name="ro1">
          <table:table-cell table:style-name="ce67" office:value-type="string" calcext:value-type="string">
            <text:p>Serial</text:p>
          </table:table-cell>
          <table:table-cell table:style-name="ce72" office:value-type="float" office:value="1486" calcext:value-type="float">
            <text:p>1486</text:p>
          </table:table-cell>
          <table:table-cell table:style-name="ce76" office:value-type="float" office:value="0" calcext:value-type="float">
            <text:p>0</text:p>
          </table:table-cell>
          <table:table-cell table:style-name="ce79" office:value-type="float" office:value="248" calcext:value-type="float">
            <text:p>248</text:p>
          </table:table-cell>
          <table:table-cell table:style-name="ce79" office:value-type="float" office:value="0" calcext:value-type="float">
            <text:p>0</text:p>
          </table:table-cell>
          <table:table-cell table:style-name="ce83" office:value-type="float" office:value="338" calcext:value-type="float">
            <text:p>338</text:p>
          </table:table-cell>
          <table:table-cell table:style-name="ce86" office:value-type="float" office:value="0" calcext:value-type="float">
            <text:p>0</text:p>
          </table:table-cell>
          <table:table-cell table:style-name="ce72" office:value-type="float" office:value="1282" calcext:value-type="float">
            <text:p>1282</text:p>
          </table:table-cell>
          <table:table-cell table:style-name="ce72" office:value-type="float" office:value="0" calcext:value-type="float">
            <text:p>0</text:p>
          </table:table-cell>
          <table:table-cell table:style-name="ce79" office:value-type="float" office:value="227" calcext:value-type="float">
            <text:p>227</text:p>
          </table:table-cell>
          <table:table-cell table:style-name="ce79" office:value-type="float" office:value="0" calcext:value-type="float">
            <text:p>0</text:p>
          </table:table-cell>
          <table:table-cell table:style-name="ce86" office:value-type="float" office:value="317" calcext:value-type="float">
            <text:p>317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62" office:value-type="string" calcext:value-type="string">
            <text:p>Multi-Thread</text:p>
          </table:table-cell>
          <table:table-cell table:style-name="ce72" office:value-type="float" office:value="594.107" calcext:value-type="float">
            <text:p>594,107</text:p>
          </table:table-cell>
          <table:table-cell table:style-name="ce76" office:value-type="float" office:value="2.5" calcext:value-type="float">
            <text:p>2,5</text:p>
          </table:table-cell>
          <table:table-cell table:style-name="ce79" office:value-type="float" office:value="99.53" calcext:value-type="float">
            <text:p>99,53</text:p>
          </table:table-cell>
          <table:table-cell table:style-name="ce79" office:value-type="float" office:value="2.49" calcext:value-type="float">
            <text:p>2,49</text:p>
          </table:table-cell>
          <table:table-cell table:style-name="ce83" office:value-type="float" office:value="45.632" calcext:value-type="float">
            <text:p>45,632</text:p>
          </table:table-cell>
          <table:table-cell table:style-name="ce86" office:value-type="float" office:value="7.4" calcext:value-type="float">
            <text:p>7,4</text:p>
          </table:table-cell>
          <table:table-cell table:style-name="ce72" office:value-type="float" office:value="528.516" calcext:value-type="float">
            <text:p>528,516</text:p>
          </table:table-cell>
          <table:table-cell table:style-name="ce72" office:value-type="float" office:value="2.42" calcext:value-type="float">
            <text:p>2,42</text:p>
          </table:table-cell>
          <table:table-cell table:style-name="ce79" office:value-type="float" office:value="87.532" calcext:value-type="float">
            <text:p>87,532</text:p>
          </table:table-cell>
          <table:table-cell table:style-name="ce79" office:value-type="float" office:value="2.6" calcext:value-type="float">
            <text:p>2,6</text:p>
          </table:table-cell>
          <table:table-cell table:style-name="ce86" office:value-type="float" office:value="36.915" calcext:value-type="float">
            <text:p>36,915</text:p>
          </table:table-cell>
          <table:table-cell table:style-name="ce86" office:value-type="float" office:value="16.6" calcext:value-type="float">
            <text:p>16,6</text:p>
          </table:table-cell>
          <table:table-cell table:number-columns-repeated="1011"/>
        </table:table-row>
        <table:table-row table:style-name="ro1">
          <table:table-cell table:style-name="ce62" office:value-type="string" calcext:value-type="string">
            <text:p>Cotas</text:p>
          </table:table-cell>
          <table:table-cell table:style-name="ce72" office:value-type="float" office:value="358.655" calcext:value-type="float">
            <text:p>358,655</text:p>
          </table:table-cell>
          <table:table-cell table:style-name="ce76" office:value-type="float" office:value="4.14" calcext:value-type="float">
            <text:p>4,14</text:p>
          </table:table-cell>
          <table:table-cell table:style-name="ce79" office:value-type="float" office:value="44.826" calcext:value-type="float">
            <text:p>44,826</text:p>
          </table:table-cell>
          <table:table-cell table:style-name="ce79" office:value-type="float" office:value="5.53" calcext:value-type="float">
            <text:p>5,53</text:p>
          </table:table-cell>
          <table:table-cell table:style-name="ce83" office:value-type="float" office:value="21.531" calcext:value-type="float">
            <text:p>21,531</text:p>
          </table:table-cell>
          <table:table-cell table:style-name="ce86" office:value-type="float" office:value="15.69" calcext:value-type="float">
            <text:p>15,69</text:p>
          </table:table-cell>
          <table:table-cell table:style-name="ce72" office:value-type="float" office:value="320.034" calcext:value-type="float">
            <text:p>320,034</text:p>
          </table:table-cell>
          <table:table-cell table:style-name="ce72" office:value-type="float" office:value="4" calcext:value-type="float">
            <text:p>4</text:p>
          </table:table-cell>
          <table:table-cell table:style-name="ce79" office:value-type="float" office:value="39.486" calcext:value-type="float">
            <text:p>39,486</text:p>
          </table:table-cell>
          <table:table-cell table:style-name="ce79" office:value-type="float" office:value="5.7" calcext:value-type="float">
            <text:p>5,7</text:p>
          </table:table-cell>
          <table:table-cell table:style-name="ce86" office:value-type="float" office:value="19.093" calcext:value-type="float">
            <text:p>19,093</text:p>
          </table:table-cell>
          <table:table-cell table:style-name="ce86" office:value-type="float" office:value="1.93" calcext:value-type="float">
            <text:p>1,93</text:p>
          </table:table-cell>
          <table:table-cell table:number-columns-repeated="1011"/>
        </table:table-row>
        <table:table-row table:style-name="ro1">
          <table:table-cell table:style-name="ce63" office:value-type="string" calcext:value-type="string">
            <text:p>Criba</text:p>
          </table:table-cell>
          <table:table-cell table:style-name="ce73" office:value-type="float" office:value="56.138" calcext:value-type="float">
            <text:p>56,138</text:p>
          </table:table-cell>
          <table:table-cell table:style-name="ce77" office:value-type="float" office:value="26.47" calcext:value-type="float">
            <text:p>26,47</text:p>
          </table:table-cell>
          <table:table-cell table:style-name="ce79" office:value-type="float" office:value="8.265" calcext:value-type="float">
            <text:p>8,265</text:p>
          </table:table-cell>
          <table:table-cell table:style-name="ce79" office:value-type="float" office:value="30" calcext:value-type="float">
            <text:p>30</text:p>
          </table:table-cell>
          <table:table-cell table:style-name="ce84" office:value-type="float" office:value="4.115" calcext:value-type="float">
            <text:p>4,115</text:p>
          </table:table-cell>
          <table:table-cell table:style-name="ce87" office:value-type="float" office:value="82.13" calcext:value-type="float">
            <text:p>82,13</text:p>
          </table:table-cell>
          <table:table-cell table:style-name="ce73" office:value-type="float" office:value="10.118" calcext:value-type="float">
            <text:p>10,118</text:p>
          </table:table-cell>
          <table:table-cell table:style-name="ce73" office:value-type="float" office:value="126.7" calcext:value-type="float">
            <text:p>126,7</text:p>
          </table:table-cell>
          <table:table-cell table:style-name="ce88" office:value-type="float" office:value="1.046" calcext:value-type="float">
            <text:p>1,046</text:p>
          </table:table-cell>
          <table:table-cell table:style-name="ce88" office:value-type="float" office:value="217.017" calcext:value-type="float">
            <text:p>217,017</text:p>
          </table:table-cell>
          <table:table-cell table:style-name="ce87" office:value-type="float" office:value="0.638" calcext:value-type="float">
            <text:p>0,638</text:p>
          </table:table-cell>
          <table:table-cell table:style-name="ce87" office:value-type="float" office:value="496.8" calcext:value-type="float">
            <text:p>496,8</text:p>
          </table:table-cell>
          <table:table-cell table:number-columns-repeated="1011"/>
        </table:table-row>
        <table:table-row table:style-name="ro1">
          <table:table-cell table:style-name="ce62" office:value-type="string" calcext:value-type="string">
            <text:p>Cotas Distribuidas</text:p>
          </table:table-cell>
          <table:table-cell table:style-name="ce74" office:value-type="float" office:value="55.639" calcext:value-type="float">
            <text:p>55,639</text:p>
          </table:table-cell>
          <table:table-cell table:style-name="ce78" office:value-type="float" office:value="26.7" calcext:value-type="float">
            <text:p>26,7</text:p>
          </table:table-cell>
          <table:table-cell table:style-name="ce74" office:value-type="float" office:value="7.24" calcext:value-type="float">
            <text:p>7,24</text:p>
          </table:table-cell>
          <table:table-cell table:style-name="ce74" office:value-type="float" office:value="34.25" calcext:value-type="float">
            <text:p>34,25</text:p>
          </table:table-cell>
          <table:table-cell table:style-name="ce85" office:value-type="float" office:value="10.563" calcext:value-type="float">
            <text:p>10,563</text:p>
          </table:table-cell>
          <table:table-cell table:style-name="ce74" office:value-type="float" office:value="32" calcext:value-type="float">
            <text:p>32</text:p>
          </table:table-cell>
          <table:table-cell table:style-name="ce74" office:value-type="float" office:value="10.0009" calcext:value-type="float">
            <text:p>10,0009</text:p>
          </table:table-cell>
          <table:table-cell table:style-name="ce74" office:value-type="float" office:value="128.1" calcext:value-type="float">
            <text:p>128,1</text:p>
          </table:table-cell>
          <table:table-cell table:style-name="ce74" office:value-type="float" office:value="0.861" calcext:value-type="float">
            <text:p>0,861</text:p>
          </table:table-cell>
          <table:table-cell table:style-name="ce74" office:value-type="float" office:value="263.646" calcext:value-type="float">
            <text:p>263,646</text:p>
          </table:table-cell>
          <table:table-cell table:style-name="ce74" office:value-type="float" office:value="1.091" calcext:value-type="float">
            <text:p>1,091</text:p>
          </table:table-cell>
          <table:table-cell table:style-name="ce74" office:value-type="float" office:value="290.5" calcext:value-type="float">
            <text:p>290,5</text:p>
          </table:table-cell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ficos" table:style-name="ta2">
        <table:table-column table:style-name="co2" table:number-columns-repeated="1024" table:default-cell-style-name="ce68"/>
        <table:table-row table:style-name="ro2">
          <table:table-cell>
            <draw:frame table:end-cell-address="Graficos.I20" table:end-x="15.88mm" table:end-y="2.02mm" draw:z-index="0" draw:name="Gráfico 6" draw:style-name="gr1" svg:width="185.21mm" svg:height="101.6mm" svg:x="0mm" svg:y="0.96mm">
              <draw:object draw:notify-on-update-of-ranges="Calculos.B5:Calculos.B8 Calculos.D5:Calculos.D8 Calculos.F5:Calculos.F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table:end-cell-address="Graficos.R20" table:end-x="10.3mm" table:end-y="2.02mm" draw:z-index="2" draw:name="Gráfico 7" draw:style-name="gr1" svg:width="185.21mm" svg:height="101.6mm" svg:x="15.59mm" svg:y="0.96mm">
              <draw:object draw:notify-on-update-of-ranges="Calculos.H5:Calculos.H8 Calculos.J5:Calculos.J8 Calculos.L5:Calculos.L8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8"/>
          <table:table-cell>
            <draw:frame table:end-cell-address="Graficos.Z20" table:end-x="20.69mm" table:end-y="1.44mm" draw:z-index="4" draw:name="Gráfico 11" draw:style-name="gr1" svg:width="179.25mm" svg:height="101.15mm" svg:x="10.79mm" svg:y="0.83mm">
              <draw:object draw:notify-on-update-of-ranges="Calculos.G5:Calculos.G8 Calculos.M5:Calculos.M8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06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>
            <draw:frame table:end-cell-address="Graficos.I39" table:end-x="15.88mm" table:end-y="3.77mm" draw:z-index="1" draw:name="Gráfico 8" draw:style-name="gr1" svg:width="185.21mm" svg:height="101.6mm" svg:x="0mm" svg:y="2.71mm">
              <draw:object draw:notify-on-update-of-ranges="Calculos.B15:Calculos.B18 Calculos.D15:Calculos.D18 Calculos.F15:Calculos.F1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Graficos.R39" table:end-x="10.16mm" table:end-y="3.18mm" draw:z-index="3" draw:name="Gráfico 9" draw:style-name="gr1" svg:width="185.21mm" svg:height="101.6mm" svg:x="15.45mm" svg:y="2.12mm">
              <draw:object draw:notify-on-update-of-ranges="Calculos.H15:Calculos.H18 Calculos.J15:Calculos.J18 Calculos.L15:Calculos.L1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8"/>
          <table:table-cell>
            <draw:frame table:end-cell-address="Graficos.Z39" table:end-x="21.17mm" table:end-y="3.37mm" draw:z-index="5" draw:name="Gráfico 12" draw:style-name="gr1" svg:width="179.71mm" svg:height="102.71mm" svg:x="10.79mm" svg:y="1.2mm">
              <draw:object draw:notify-on-update-of-ranges="Calculos.G15:Calculos.G18 Calculos.M15:Calculos.M18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06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 de 15 Hilos" table:style-name="ta3">
        <table:shapes>
          <draw:frame draw:z-index="0" draw:style-name="gr2" draw:text-style-name="P1" svg:width="289.64mm" svg:height="143.84mm" svg:x="0mm" svg:y="42.66mm">
            <draw:object draw:notify-on-update-of-ranges="'Hoja de 15 Hilos'.B4:'Hoja de 15 Hilos'.B7 'Hoja de 15 Hilos'.C4:'Hoja de 15 Hilos'.C7 'Hoja de 15 Hilos'.D4:'Hoja de 15 Hilos'.D7 'Hoja de 15 Hilos'.E4:'Hoja de 15 Hilos'.E7 'Hoja de 15 Hilos'.F4:'Hoja de 15 Hilos'.F7 'Hoja de 15 Hilos'.G4:'Hoja de 15 Hilos'.G7 'Hoja de 15 Hilos'.H4:'Hoja de 15 Hilos'.H7 'Hoja de 15 Hilos'.I4:'Hoja de 15 Hilos'.I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3" table:default-cell-style-name="Default"/>
        <table:table-column table:style-name="co4" table:number-columns-repeated="16" table:default-cell-style-name="Default"/>
        <table:table-row table:style-name="ro1">
          <table:table-cell table:style-name="ce62" office:value-type="string" calcext:value-type="string">
            <text:p>Numero</text:p>
          </table:table-cell>
          <table:table-cell table:style-name="ce58" office:value-type="float" office:value="111.111" calcext:value-type="float" table:number-columns-spanned="4" table:number-rows-spanned="1">
            <text:p>111,111</text:p>
          </table:table-cell>
          <table:covered-table-cell table:number-columns-repeated="3"/>
          <table:table-cell table:style-name="ce58" office:value-type="string" calcext:value-type="string" table:number-columns-spanned="4" table:number-rows-spanned="1">
            <text:p>22.222.222</text:p>
          </table:table-cell>
          <table:covered-table-cell table:number-columns-repeated="2" table:style-name="ce58" office:value-type="string" calcext:value-type="string">
            <text:p>22.222.222</text:p>
          </table:covered-table-cell>
          <table:covered-table-cell/>
          <table:table-cell table:number-columns-repeated="8"/>
        </table:table-row>
        <table:table-row table:style-name="ro1">
          <table:table-cell table:style-name="ce62" office:value-type="string" calcext:value-type="string">
            <text:p>Modo</text:p>
          </table:table-cell>
          <table:table-cell table:style-name="ce59" office:value-type="string" calcext:value-type="string" table:number-columns-spanned="2" table:number-rows-spanned="1">
            <text:p>Debug</text:p>
          </table:table-cell>
          <table:covered-table-cell/>
          <table:table-cell table:style-name="ce58" office:value-type="string" calcext:value-type="string" table:number-columns-spanned="2" table:number-rows-spanned="1">
            <text:p>Release</text:p>
          </table:table-cell>
          <table:covered-table-cell table:style-name="ce58" office:value-type="string" calcext:value-type="string">
            <text:p>Release</text:p>
          </table:covered-table-cell>
          <table:table-cell table:style-name="ce59" office:value-type="string" calcext:value-type="string" table:number-columns-spanned="2" table:number-rows-spanned="1">
            <text:p>Debug</text:p>
          </table:table-cell>
          <table:covered-table-cell/>
          <table:table-cell table:style-name="ce58" office:value-type="string" calcext:value-type="string" table:number-columns-spanned="2" table:number-rows-spanned="1">
            <text:p>Release</text:p>
          </table:table-cell>
          <table:covered-table-cell table:style-name="ce58" office:value-type="string" calcext:value-type="string">
            <text:p>Release</text:p>
          </table:covered-table-cell>
          <table:table-cell table:number-columns-repeated="8"/>
        </table:table-row>
        <table:table-row table:style-name="ro1">
          <table:table-cell table:style-name="ce62" office:value-type="string" calcext:value-type="string">
            <text:p>Intento</text:p>
          </table:table-cell>
          <table:table-cell table:style-name="ce82" office:value-type="string" calcext:value-type="string">
            <text:p>Tiempo</text:p>
          </table:table-cell>
          <table:table-cell table:style-name="ce81" office:value-type="string" calcext:value-type="string">
            <text:p>Speedup</text:p>
          </table:table-cell>
          <table:table-cell table:style-name="ce81" office:value-type="string" calcext:value-type="string">
            <text:p>Tiempo</text:p>
          </table:table-cell>
          <table:table-cell table:style-name="ce81" office:value-type="string" calcext:value-type="string">
            <text:p>Speedup</text:p>
          </table:table-cell>
          <table:table-cell table:style-name="ce82" office:value-type="string" calcext:value-type="string">
            <text:p>Tiempo</text:p>
          </table:table-cell>
          <table:table-cell table:style-name="ce81" office:value-type="string" calcext:value-type="string">
            <text:p>Speedup</text:p>
          </table:table-cell>
          <table:table-cell table:style-name="ce81" office:value-type="string" calcext:value-type="string">
            <text:p>Tiempo</text:p>
          </table:table-cell>
          <table:table-cell table:style-name="ce81" office:value-type="string" calcext:value-type="string">
            <text:p>Speedup</text:p>
          </table:table-cell>
          <table:table-cell table:number-columns-repeated="8"/>
        </table:table-row>
        <table:table-row table:style-name="ro1">
          <table:table-cell table:style-name="ce62" office:value-type="string" calcext:value-type="string">
            <text:p>Serial</text:p>
          </table:table-cell>
          <table:table-cell table:style-name="ce83" office:value-type="float" office:value="61" calcext:value-type="float">
            <text:p>61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40.167" calcext:value-type="float">
            <text:p>40,167</text:p>
          </table:table-cell>
          <table:table-cell table:style-name="ce86" office:value-type="float" office:value="1" calcext:value-type="float">
            <text:p>1</text:p>
          </table:table-cell>
          <table:table-cell table:style-name="ce83" office:value-type="float" office:value="338" calcext:value-type="float">
            <text:p>338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317" calcext:value-type="float">
            <text:p>317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62" office:value-type="string" calcext:value-type="string">
            <text:p>Multi-Thread</text:p>
          </table:table-cell>
          <table:table-cell table:style-name="ce83" office:value-type="float" office:value="8.516" calcext:value-type="float">
            <text:p>8,516</text:p>
          </table:table-cell>
          <table:table-cell table:style-name="ce86" office:value-type="float" office:value="7.16" calcext:value-type="float">
            <text:p>7,16</text:p>
          </table:table-cell>
          <table:table-cell table:style-name="ce86" office:value-type="float" office:value="7.976" calcext:value-type="float">
            <text:p>7,976</text:p>
          </table:table-cell>
          <table:table-cell table:style-name="ce86" office:value-type="float" office:value="5.03" calcext:value-type="float">
            <text:p>5,03</text:p>
          </table:table-cell>
          <table:table-cell table:style-name="ce83" office:value-type="float" office:value="45.632" calcext:value-type="float">
            <text:p>45,632</text:p>
          </table:table-cell>
          <table:table-cell table:style-name="ce86" office:value-type="float" office:value="7.4" calcext:value-type="float">
            <text:p>7,4</text:p>
          </table:table-cell>
          <table:table-cell table:style-name="ce86" office:value-type="float" office:value="36.915" calcext:value-type="float">
            <text:p>36,915</text:p>
          </table:table-cell>
          <table:table-cell table:style-name="ce86" office:value-type="float" office:value="16.6" calcext:value-type="float">
            <text:p>16,6</text:p>
          </table:table-cell>
          <table:table-cell table:number-columns-repeated="8"/>
        </table:table-row>
        <table:table-row table:style-name="ro1">
          <table:table-cell table:style-name="ce62" office:value-type="string" calcext:value-type="string">
            <text:p>Cotas</text:p>
          </table:table-cell>
          <table:table-cell table:style-name="ce83" office:value-type="float" office:value="3.583" calcext:value-type="float">
            <text:p>3,583</text:p>
          </table:table-cell>
          <table:table-cell table:style-name="ce86" office:value-type="float" office:value="17.02" calcext:value-type="float">
            <text:p>17,02</text:p>
          </table:table-cell>
          <table:table-cell table:style-name="ce86" office:value-type="float" office:value="3.313" calcext:value-type="float">
            <text:p>3,313</text:p>
          </table:table-cell>
          <table:table-cell table:style-name="ce86" office:value-type="float" office:value="12.12" calcext:value-type="float">
            <text:p>12,12</text:p>
          </table:table-cell>
          <table:table-cell table:style-name="ce83" office:value-type="float" office:value="21.531" calcext:value-type="float">
            <text:p>21,531</text:p>
          </table:table-cell>
          <table:table-cell table:style-name="ce86" office:value-type="float" office:value="15.69" calcext:value-type="float">
            <text:p>15,69</text:p>
          </table:table-cell>
          <table:table-cell table:style-name="ce86" office:value-type="float" office:value="19.093" calcext:value-type="float">
            <text:p>19,093</text:p>
          </table:table-cell>
          <table:table-cell table:style-name="ce86" office:value-type="float" office:value="1.93" calcext:value-type="float">
            <text:p>1,93</text:p>
          </table:table-cell>
          <table:table-cell table:number-columns-repeated="8"/>
        </table:table-row>
        <table:table-row table:style-name="ro1">
          <table:table-cell table:style-name="ce63" office:value-type="string" calcext:value-type="string">
            <text:p>Criba</text:p>
          </table:table-cell>
          <table:table-cell table:style-name="ce84" office:value-type="float" office:value="0.111" calcext:value-type="float">
            <text:p>0,111</text:p>
          </table:table-cell>
          <table:table-cell table:style-name="ce87" office:value-type="float" office:value="549.54" calcext:value-type="float">
            <text:p>549,54</text:p>
          </table:table-cell>
          <table:table-cell table:style-name="ce87" office:value-type="float" office:value="0.027" calcext:value-type="float">
            <text:p>0,027</text:p>
          </table:table-cell>
          <table:table-cell table:style-name="ce87" office:value-type="float" office:value="1487.6" calcext:value-type="float">
            <text:p>1487,6</text:p>
          </table:table-cell>
          <table:table-cell table:style-name="ce84" office:value-type="float" office:value="4.115" calcext:value-type="float">
            <text:p>4,115</text:p>
          </table:table-cell>
          <table:table-cell table:style-name="ce87" office:value-type="float" office:value="82.13" calcext:value-type="float">
            <text:p>82,13</text:p>
          </table:table-cell>
          <table:table-cell table:style-name="ce87" office:value-type="float" office:value="0.638" calcext:value-type="float">
            <text:p>0,638</text:p>
          </table:table-cell>
          <table:table-cell table:style-name="ce87" office:value-type="float" office:value="496.8" calcext:value-type="float">
            <text:p>496,8</text:p>
          </table:table-cell>
          <table:table-cell table:number-columns-repeated="8"/>
        </table:table-row>
        <table:table-row table:style-name="ro1">
          <table:table-cell table:style-name="ce62" office:value-type="string" calcext:value-type="string">
            <text:p>Cotas Distribuidas</text:p>
          </table:table-cell>
          <table:table-cell table:style-name="ce85" office:value-type="float" office:value="0.419" calcext:value-type="float">
            <text:p>0,419</text:p>
          </table:table-cell>
          <table:table-cell table:style-name="ce74" office:value-type="float" office:value="145.58" calcext:value-type="float">
            <text:p>145,58</text:p>
          </table:table-cell>
          <table:table-cell table:style-name="ce74" office:value-type="float" office:value="0.064" calcext:value-type="float">
            <text:p>0,064</text:p>
          </table:table-cell>
          <table:table-cell table:style-name="ce74" office:value-type="float" office:value="627.6" calcext:value-type="float">
            <text:p>627,6</text:p>
          </table:table-cell>
          <table:table-cell table:style-name="ce85" office:value-type="float" office:value="10.563" calcext:value-type="float">
            <text:p>10,563</text:p>
          </table:table-cell>
          <table:table-cell table:style-name="ce74" office:value-type="float" office:value="32" calcext:value-type="float">
            <text:p>32</text:p>
          </table:table-cell>
          <table:table-cell table:style-name="ce74" office:value-type="float" office:value="1.091" calcext:value-type="float">
            <text:p>1,091</text:p>
          </table:table-cell>
          <table:table-cell table:style-name="ce74" office:value-type="float" office:value="290.5" calcext:value-type="float">
            <text:p>290,5</text:p>
          </table:table-cell>
          <table:table-cell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3"/>
          <table:table-cell table:style-name="ce65"/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16"/>
          <table:table-cell table:style-name="ce66"/>
        </table:table-row>
        <table:table-row table:style-name="ro1">
          <table:table-cell table:number-columns-repeated="17"/>
        </table:table-row>
        <table:table-row table:style-name="ro3" table:number-rows-repeated="2">
          <table:table-cell table:number-columns-repeated="17"/>
        </table:table-row>
        <table:table-row table:style-name="ro1">
          <table:table-cell table:number-columns-repeated="6"/>
          <table:table-cell table:style-name="ce60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Énfasis1" style:display-name="20% - Énfasis1" style:family="table-cell" style:parent-style-name="Default" style:data-style-name="N0">
      <style:table-cell-properties fo:background-color="#d9e1f2"/>
      <style:text-properties fo:color="#000000"/>
    </style:style>
    <style:style style:name="_32_0_25__20_-_20_Énfasis5" style:display-name="20% - Énfasis5" style:family="table-cell" style:parent-style-name="Default" style:data-style-name="N0">
      <style:table-cell-properties fo:background-color="#ddebf7" style:vertical-align="automatic"/>
    </style:style>
    <style:style style:name="_32_0_25__20_-_20_Énfasis6" style:display-name="20% - Énfasis6" style:family="table-cell" style:parent-style-name="Default" style:data-style-name="N0">
      <style:table-cell-properties fo:background-color="#e2efda"/>
      <style:text-properties fo:color="#000000"/>
    </style:style>
    <style:style style:name="_34_0_25__20_-_20_Énfasis5" style:display-name="40% - Énfasis5" style:family="table-cell" style:parent-style-name="Default" style:data-style-name="N0">
      <style:table-cell-properties fo:background-color="#bdd7ee" style:vertical-align="automatic"/>
    </style:style>
    <style:style style:name="Énfasis1" style:family="table-cell" style:parent-style-name="Default" style:data-style-name="N0">
      <style:table-cell-properties fo:background-color="#4472c4"/>
      <style:text-properties fo:color="#ffffff"/>
    </style:style>
    <style:style style:name="Énfasis5" style:family="table-cell" style:parent-style-name="Default" style:data-style-name="N0">
      <style:table-cell-properties fo:background-color="#5b9bd5" style:vertical-align="automatic"/>
      <style:text-properties fo:color="#ffffff"/>
    </style:style>
    <style:style style:name="Énfasis6" style:family="table-cell" style:parent-style-name="Default" style:data-style-name="N0">
      <style:table-cell-properties fo:background-color="#70ad47"/>
      <style:text-properties fo:color="#ffffff"/>
    </style:style>
    <style:style style:name="Incorrecto" style:family="table-cell" style:parent-style-name="Default" style:data-style-name="N0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1">00/00/0000</text:date>, <text:time style:data-style-name="N2" text:time-value="12:30:58.44278650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Linux_X86_64 LibreOffice_project/40$Build-2</meta:generator>
    <meta:initial-creator>Rubio</meta:initial-creator>
    <meta:creation-date>2018-09-10T01:30:06Z</meta:creation-date>
    <dc:date>2018-09-11T13:00:27.662842658</dc:date>
    <meta:editing-cycles>8</meta:editing-cycles>
    <meta:editing-duration>PT1H15M37S</meta:editing-duration>
    <meta:document-statistic meta:table-count="3" meta:cell-count="25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5.9998397827148pt" fo:font-weight="bold" style:font-size-asian="15.9998397827148pt" style:font-weight-asian="bold" style:font-size-complex="15.999839782714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35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9pt" style:font-size-asian="9pt" style:font-size-complex="9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one" chart:link-data-style-to-source="true"/>
      <style:graphic-properties svg:stroke-width="0.097cm" svg:stroke-color="#4472c4" draw:fill="none" draw:fill-color="#4472c4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97cm" svg:stroke-color="#ed7d31" draw:fill="none" draw:fill-color="#ed7d3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97cm" svg:stroke-color="#a5a5a5" draw:fill="none" draw:fill-color="#a5a5a5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8.522cm" svg:height="10.161cm" xlink:href=".." xlink:type="simple" chart:class="chart:line" chart:style-name="ch1">
        <chart:title svg:x="7.942cm" svg:y="0.338cm" chart:style-name="ch2">
          <text:p>22,222,22 
Debug</text:p>
        </chart:title>
        <chart:legend chart:legend-position="bottom" svg:x="6.272cm" svg:y="9.641cm" style:legend-expansion="wide" chart:style-name="ch3"/>
        <chart:plot-area chart:style-name="ch4" table:cell-range-address="Calculos.B5:Calculos.B8 Calculos.D5:Calculos.D8 Calculos.F5:Calculos.F8" chart:data-source-has-labels="row" svg:x="1.329cm" svg:y="1.992cm" svg:width="16.823cm" svg:height="6.333cm">
          <chartooo:coordinate-region svg:x="1.748cm" svg:y="2.152cm" svg:width="16.165cm" svg:height="5.605cm"/>
          <chart:axis chart:dimension="x" chart:name="primary-x" chart:style-name="ch5">
            <chart:title svg:x="8.452cm" svg:y="8.528cm" chart:style-name="ch6">
              <text:p>Numero de version</text:p>
            </chart:title>
          </chart:axis>
          <chart:axis chart:dimension="y" chart:name="primary-y" chart:style-name="ch7">
            <chart:title svg:x="0.451cm" svg:y="6.591cm" chart:style-name="ch8">
              <text:p>Tiiempo de ejecucion</text:p>
            </chart:title>
            <chart:grid chart:style-name="ch9" chart:class="major"/>
          </chart:axis>
          <chart:series chart:style-name="ch10" chart:values-cell-range-address="Calculos.B5:Calculos.B8" loext:label-string="&quot;1 Hilo&quot;" chart:class="chart:line">
            <chart:data-point chart:repeated="4"/>
          </chart:series>
          <chart:series chart:style-name="ch11" chart:values-cell-range-address="Calculos.D5:Calculos.D8" loext:label-string="&quot;3 Hilos&quot;" chart:class="chart:line">
            <chart:data-point chart:repeated="4"/>
          </chart:series>
          <chart:series chart:style-name="ch12" chart:values-cell-range-address="Calculos.F5:Calculos.F8" loext:label-string="&quot;15 Hilos&quot;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Hilo</text:p>
              </table:table-cell>
              <table:table-cell office:value-type="string">
                <text:p>3 Hilos</text:p>
              </table:table-cell>
              <table:table-cell office:value-type="string">
                <text:p>15 Hil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9">
                <text:p>189</text:p>
                <draw:g>
                  <svg:desc>Calculos.B5:Calculos.B8</svg:desc>
                </draw:g>
              </table:table-cell>
              <table:table-cell office:value-type="float" office:value="48">
                <text:p>48</text:p>
                <draw:g>
                  <svg:desc>Calculos.D5:Calculos.D8</svg:desc>
                </draw:g>
              </table:table-cell>
              <table:table-cell office:value-type="float" office:value="61">
                <text:p>61</text:p>
                <draw:g>
                  <svg:desc>Calculos.F5:Calculos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5.379">
                <text:p>145.379</text:p>
              </table:table-cell>
              <table:table-cell office:value-type="float" office:value="19.331">
                <text:p>19.331</text:p>
              </table:table-cell>
              <table:table-cell office:value-type="float" office:value="8.516">
                <text:p>8.5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.483">
                <text:p>60.483</text:p>
              </table:table-cell>
              <table:table-cell office:value-type="float" office:value="8.007">
                <text:p>8.007</text:p>
              </table:table-cell>
              <table:table-cell office:value-type="float" office:value="3.583">
                <text:p>3.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75">
                <text:p>1.675</text:p>
              </table:table-cell>
              <table:table-cell office:value-type="float" office:value="0.201">
                <text:p>0.201</text:p>
              </table:table-cell>
              <table:table-cell office:value-type="float" office:value="0.111">
                <text:p>0.1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5.9998397827148pt" fo:font-weight="bold" style:font-size-asian="15.9998397827148pt" style:font-weight-asian="bold" style:font-size-complex="15.999839782714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35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9pt" style:font-size-asian="9pt" style:font-size-complex="9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one" chart:link-data-style-to-source="true"/>
      <style:graphic-properties svg:stroke-width="0.097cm" svg:stroke-color="#4472c4" draw:fill="none" draw:fill-color="#4472c4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97cm" svg:stroke-color="#ed7d31" draw:fill="none" draw:fill-color="#ed7d3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97cm" svg:stroke-color="#a5a5a5" draw:fill="none" draw:fill-color="#a5a5a5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8.522cm" svg:height="10.161cm" xlink:href=".." xlink:type="simple" chart:class="chart:line" chart:style-name="ch1">
        <chart:title svg:x="8.153cm" svg:y="0.338cm" chart:style-name="ch2">
          <text:p>111,111 
Debug</text:p>
        </chart:title>
        <chart:legend chart:legend-position="bottom" svg:x="6.272cm" svg:y="9.641cm" style:legend-expansion="wide" chart:style-name="ch3"/>
        <chart:plot-area chart:style-name="ch4" table:cell-range-address="Calculos.B15:Calculos.B18 Calculos.D15:Calculos.D18 Calculos.F15:Calculos.F18" chart:data-source-has-labels="row" svg:x="1.329cm" svg:y="1.992cm" svg:width="16.823cm" svg:height="6.333cm">
          <chartooo:coordinate-region svg:x="1.906cm" svg:y="2.152cm" svg:width="16.006cm" svg:height="5.605cm"/>
          <chart:axis chart:dimension="x" chart:name="primary-x" chart:style-name="ch5">
            <chart:title svg:x="8.452cm" svg:y="8.528cm" chart:style-name="ch6">
              <text:p>Numero de version</text:p>
            </chart:title>
          </chart:axis>
          <chart:axis chart:dimension="y" chart:name="primary-y" chart:style-name="ch7">
            <chart:title svg:x="0.451cm" svg:y="6.591cm" chart:style-name="ch8">
              <text:p>Tiiempo de ejecucion</text:p>
            </chart:title>
            <chart:grid chart:style-name="ch9" chart:class="major"/>
          </chart:axis>
          <chart:series chart:style-name="ch10" chart:values-cell-range-address="Calculos.B15:Calculos.B18" loext:label-string="&quot;1 Hilo&quot;" chart:class="chart:line">
            <chart:data-point chart:repeated="4"/>
          </chart:series>
          <chart:series chart:style-name="ch11" chart:values-cell-range-address="Calculos.D15:Calculos.D18" loext:label-string="&quot;3 Hilos&quot;" chart:class="chart:line">
            <chart:data-point chart:repeated="4"/>
          </chart:series>
          <chart:series chart:style-name="ch12" chart:values-cell-range-address="Calculos.F15:Calculos.F18" loext:label-string="&quot;15 Hilos&quot;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Hilo</text:p>
              </table:table-cell>
              <table:table-cell office:value-type="string">
                <text:p>3 Hilos</text:p>
              </table:table-cell>
              <table:table-cell office:value-type="string">
                <text:p>15 Hil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86">
                <text:p>1486</text:p>
                <draw:g>
                  <svg:desc>Calculos.B15:Calculos.B18</svg:desc>
                </draw:g>
              </table:table-cell>
              <table:table-cell office:value-type="float" office:value="248">
                <text:p>248</text:p>
                <draw:g>
                  <svg:desc>Calculos.D15:Calculos.D18</svg:desc>
                </draw:g>
              </table:table-cell>
              <table:table-cell office:value-type="float" office:value="338">
                <text:p>338</text:p>
                <draw:g>
                  <svg:desc>Calculos.F15:Calculos.F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4.107">
                <text:p>594.107</text:p>
              </table:table-cell>
              <table:table-cell office:value-type="float" office:value="99.53">
                <text:p>99.53</text:p>
              </table:table-cell>
              <table:table-cell office:value-type="float" office:value="45.632">
                <text:p>45.6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8.655">
                <text:p>358.655</text:p>
              </table:table-cell>
              <table:table-cell office:value-type="float" office:value="44.826">
                <text:p>44.826</text:p>
              </table:table-cell>
              <table:table-cell office:value-type="float" office:value="21.531">
                <text:p>21.5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.138">
                <text:p>56.138</text:p>
              </table:table-cell>
              <table:table-cell office:value-type="float" office:value="8.265">
                <text:p>8.265</text:p>
              </table:table-cell>
              <table:table-cell office:value-type="float" office:value="4.115">
                <text:p>4.1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5.9998397827148pt" fo:font-weight="bold" style:font-size-asian="15.9998397827148pt" style:font-weight-asian="bold" style:font-size-complex="15.999839782714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35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9pt" style:font-size-asian="9pt" style:font-size-complex="9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one" chart:link-data-style-to-source="true"/>
      <style:graphic-properties svg:stroke-width="0.097cm" svg:stroke-color="#4472c4" draw:fill="none" draw:fill-color="#4472c4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97cm" svg:stroke-color="#ed7d31" draw:fill="none" draw:fill-color="#ed7d3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97cm" svg:stroke-color="#a5a5a5" draw:fill="none" draw:fill-color="#a5a5a5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8.522cm" svg:height="10.161cm" xlink:href=".." xlink:type="simple" chart:class="chart:line" chart:style-name="ch1">
        <chart:title svg:x="7.942cm" svg:y="0.338cm" chart:style-name="ch2">
          <text:p>22,222,22 
Release</text:p>
        </chart:title>
        <chart:legend chart:legend-position="bottom" svg:x="6.272cm" svg:y="9.641cm" style:legend-expansion="wide" chart:style-name="ch3"/>
        <chart:plot-area chart:style-name="ch4" table:cell-range-address="Calculos.H5:Calculos.H8 Calculos.J5:Calculos.J8 Calculos.L5:Calculos.L8" chart:data-source-has-labels="row" svg:x="1.329cm" svg:y="1.992cm" svg:width="16.823cm" svg:height="6.333cm">
          <chartooo:coordinate-region svg:x="1.748cm" svg:y="2.152cm" svg:width="16.165cm" svg:height="5.605cm"/>
          <chart:axis chart:dimension="x" chart:name="primary-x" chart:style-name="ch5">
            <chart:title svg:x="8.452cm" svg:y="8.528cm" chart:style-name="ch6">
              <text:p>Numero de version</text:p>
            </chart:title>
          </chart:axis>
          <chart:axis chart:dimension="y" chart:name="primary-y" chart:style-name="ch7">
            <chart:title svg:x="0.451cm" svg:y="6.591cm" chart:style-name="ch8">
              <text:p>Tiiempo de ejecucion</text:p>
            </chart:title>
            <chart:grid chart:style-name="ch9" chart:class="major"/>
          </chart:axis>
          <chart:series chart:style-name="ch10" chart:values-cell-range-address="Calculos.H5:Calculos.H8" loext:label-string="&quot;1 Hilo&quot;" chart:class="chart:line">
            <chart:data-point chart:repeated="4"/>
          </chart:series>
          <chart:series chart:style-name="ch11" chart:values-cell-range-address="Calculos.J5:Calculos.J8" loext:label-string="&quot;3 Hilos&quot;" chart:class="chart:line">
            <chart:data-point chart:repeated="4"/>
          </chart:series>
          <chart:series chart:style-name="ch12" chart:values-cell-range-address="Calculos.L5:Calculos.L8" loext:label-string="&quot;15 Hilos&quot;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Hilo</text:p>
              </table:table-cell>
              <table:table-cell office:value-type="string">
                <text:p>3 Hilos</text:p>
              </table:table-cell>
              <table:table-cell office:value-type="string">
                <text:p>15 Hil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5">
                <text:p>175</text:p>
                <draw:g>
                  <svg:desc>Calculos.H5:Calculos.H8</svg:desc>
                </draw:g>
              </table:table-cell>
              <table:table-cell office:value-type="float" office:value="44">
                <text:p>44</text:p>
                <draw:g>
                  <svg:desc>Calculos.J5:Calculos.J8</svg:desc>
                </draw:g>
              </table:table-cell>
              <table:table-cell office:value-type="float" office:value="40.167">
                <text:p>40.167</text:p>
                <draw:g>
                  <svg:desc>Calculos.L5:Calculos.L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3.663">
                <text:p>133.663</text:p>
              </table:table-cell>
              <table:table-cell office:value-type="float" office:value="17.818">
                <text:p>17.818</text:p>
              </table:table-cell>
              <table:table-cell office:value-type="float" office:value="7.976">
                <text:p>7.9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.48">
                <text:p>54.48</text:p>
              </table:table-cell>
              <table:table-cell office:value-type="float" office:value="7.398">
                <text:p>7.398</text:p>
              </table:table-cell>
              <table:table-cell office:value-type="float" office:value="3.313">
                <text:p>3.3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5">
                <text:p>0.375</text:p>
              </table:table-cell>
              <table:table-cell office:value-type="float" office:value="0.039">
                <text:p>0.039</text:p>
              </table:table-cell>
              <table:table-cell office:value-type="float" office:value="0.027">
                <text:p>0.0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5.9998397827148pt" fo:font-weight="bold" style:font-size-asian="15.9998397827148pt" style:font-weight-asian="bold" style:font-size-complex="15.999839782714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35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9pt" style:font-size-asian="9pt" style:font-size-complex="9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one" chart:link-data-style-to-source="true"/>
      <style:graphic-properties svg:stroke-width="0.097cm" svg:stroke-color="#4472c4" draw:fill="none" draw:fill-color="#4472c4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97cm" svg:stroke-color="#ed7d31" draw:fill="none" draw:fill-color="#ed7d3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97cm" svg:stroke-color="#a5a5a5" draw:fill="none" draw:fill-color="#a5a5a5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8.522cm" svg:height="10.161cm" xlink:href=".." xlink:type="simple" chart:class="chart:line" chart:style-name="ch1">
        <chart:title svg:x="8.153cm" svg:y="0.338cm" chart:style-name="ch2">
          <text:p>111,111 
Release</text:p>
        </chart:title>
        <chart:legend chart:legend-position="bottom" svg:x="6.272cm" svg:y="9.641cm" style:legend-expansion="wide" chart:style-name="ch3"/>
        <chart:plot-area chart:style-name="ch4" table:cell-range-address="Calculos.H15:Calculos.H18 Calculos.J15:Calculos.J18 Calculos.L15:Calculos.L18" chart:data-source-has-labels="row" svg:x="1.329cm" svg:y="1.992cm" svg:width="16.823cm" svg:height="6.333cm">
          <chartooo:coordinate-region svg:x="1.906cm" svg:y="2.152cm" svg:width="16.006cm" svg:height="5.605cm"/>
          <chart:axis chart:dimension="x" chart:name="primary-x" chart:style-name="ch5">
            <chart:title svg:x="8.452cm" svg:y="8.528cm" chart:style-name="ch6">
              <text:p>Numero de version</text:p>
            </chart:title>
          </chart:axis>
          <chart:axis chart:dimension="y" chart:name="primary-y" chart:style-name="ch7">
            <chart:title svg:x="0.451cm" svg:y="6.591cm" chart:style-name="ch8">
              <text:p>Tiiempo de ejecucion</text:p>
            </chart:title>
            <chart:grid chart:style-name="ch9" chart:class="major"/>
          </chart:axis>
          <chart:series chart:style-name="ch10" chart:values-cell-range-address="Calculos.H15:Calculos.H18" loext:label-string="&quot;1 Hilo&quot;" chart:class="chart:line">
            <chart:data-point chart:repeated="4"/>
          </chart:series>
          <chart:series chart:style-name="ch11" chart:values-cell-range-address="Calculos.J15:Calculos.J18" loext:label-string="&quot;3 Hilos&quot;" chart:class="chart:line">
            <chart:data-point chart:repeated="4"/>
          </chart:series>
          <chart:series chart:style-name="ch12" chart:values-cell-range-address="Calculos.L15:Calculos.L18" loext:label-string="&quot;15 Hilos&quot;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Hilo</text:p>
              </table:table-cell>
              <table:table-cell office:value-type="string">
                <text:p>3 Hilos</text:p>
              </table:table-cell>
              <table:table-cell office:value-type="string">
                <text:p>15 Hil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2">
                <text:p>1282</text:p>
                <draw:g>
                  <svg:desc>Calculos.H15:Calculos.H18</svg:desc>
                </draw:g>
              </table:table-cell>
              <table:table-cell office:value-type="float" office:value="227">
                <text:p>227</text:p>
                <draw:g>
                  <svg:desc>Calculos.J15:Calculos.J18</svg:desc>
                </draw:g>
              </table:table-cell>
              <table:table-cell office:value-type="float" office:value="317">
                <text:p>317</text:p>
                <draw:g>
                  <svg:desc>Calculos.L15:Calculos.L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8.516">
                <text:p>528.516</text:p>
              </table:table-cell>
              <table:table-cell office:value-type="float" office:value="87.532">
                <text:p>87.532</text:p>
              </table:table-cell>
              <table:table-cell office:value-type="float" office:value="36.915">
                <text:p>36.9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0.034">
                <text:p>320.034</text:p>
              </table:table-cell>
              <table:table-cell office:value-type="float" office:value="39.486">
                <text:p>39.486</text:p>
              </table:table-cell>
              <table:table-cell office:value-type="float" office:value="19.093">
                <text:p>19.0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118">
                <text:p>10.118</text:p>
              </table:table-cell>
              <table:table-cell office:value-type="float" office:value="1.046">
                <text:p>1.046</text:p>
              </table:table-cell>
              <table:table-cell office:value-type="float" office:value="0.638">
                <text:p>0.6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5.9998397827148pt" fo:font-weight="bold" style:font-size-asian="15.9998397827148pt" style:font-weight-asian="bold" style:font-size-complex="15.999839782714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35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9pt" style:font-size-asian="9pt" style:font-size-complex="9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one" chart:link-data-style-to-source="true"/>
      <style:graphic-properties svg:stroke-width="0.097cm" svg:stroke-color="#4472c4" draw:fill="none" draw:fill-color="#4472c4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97cm" svg:stroke-color="#ed7d31" draw:fill="none" draw:fill-color="#ed7d31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924cm" svg:height="10.116cm" xlink:href=".." xlink:type="simple" chart:class="chart:line" chart:style-name="ch1">
        <chart:title svg:x="6.584cm" svg:y="0.337cm" chart:style-name="ch2">
          <text:p>22,222,222
Speedups (15 Hilos)</text:p>
        </chart:title>
        <chart:legend chart:legend-position="bottom" svg:x="6.925cm" svg:y="9.596cm" style:legend-expansion="wide" chart:style-name="ch3"/>
        <chart:plot-area chart:style-name="ch4" table:cell-range-address="Calculos.G5:Calculos.G8 Calculos.M5:Calculos.M8" chart:data-source-has-labels="row" svg:x="1.317cm" svg:y="1.99cm" svg:width="16.249cm" svg:height="6.291cm">
          <chartooo:coordinate-region svg:x="1.894cm" svg:y="2.15cm" svg:width="15.432cm" svg:height="5.563cm"/>
          <chart:axis chart:dimension="x" chart:name="primary-x" chart:style-name="ch5">
            <chart:title svg:x="8.153cm" svg:y="8.483cm" chart:style-name="ch6">
              <text:p>Numero de version</text:p>
            </chart:title>
          </chart:axis>
          <chart:axis chart:dimension="y" chart:name="primary-y" chart:style-name="ch7">
            <chart:title svg:x="0.451cm" svg:y="5.748cm" chart:style-name="ch8">
              <text:p>Speedup</text:p>
            </chart:title>
            <chart:grid chart:style-name="ch9" chart:class="major"/>
          </chart:axis>
          <chart:series chart:style-name="ch10" chart:values-cell-range-address="Calculos.G5:Calculos.G8" loext:label-string="&quot;Debug&quot;" chart:class="chart:line">
            <chart:data-point chart:repeated="4"/>
          </chart:series>
          <chart:series chart:style-name="ch11" chart:values-cell-range-address="Calculos.M5:Calculos.M8" loext:label-string="&quot;Release&quot;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bug</text:p>
              </table:table-cell>
              <table:table-cell office:value-type="string">
                <text:p>Releas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culos.G5:Calculos.G8</svg:desc>
                </draw:g>
              </table:table-cell>
              <table:table-cell office:value-type="float" office:value="0">
                <text:p>0</text:p>
                <draw:g>
                  <svg:desc>Calculos.M5:Calculos.M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6">
                <text:p>7.16</text:p>
              </table:table-cell>
              <table:table-cell office:value-type="float" office:value="5.03">
                <text:p>5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.02">
                <text:p>17.02</text:p>
              </table:table-cell>
              <table:table-cell office:value-type="float" office:value="12.12">
                <text:p>12.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9.54">
                <text:p>549.54</text:p>
              </table:table-cell>
              <table:table-cell office:value-type="float" office:value="1487.6">
                <text:p>1487.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5.9998397827148pt" fo:font-weight="bold" style:font-size-asian="15.9998397827148pt" style:font-weight-asian="bold" style:font-size-complex="15.999839782714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35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9pt" style:font-size-asian="9pt" style:font-size-complex="9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one" chart:link-data-style-to-source="true"/>
      <style:graphic-properties svg:stroke-width="0.097cm" svg:stroke-color="#4472c4" draw:fill="none" draw:fill-color="#4472c4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97cm" svg:stroke-color="#ed7d31" draw:fill="none" draw:fill-color="#ed7d31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972cm" svg:height="10.272cm" xlink:href=".." xlink:type="simple" chart:class="chart:line" chart:style-name="ch1">
        <chart:title svg:x="6.608cm" svg:y="0.34cm" chart:style-name="ch2">
          <text:p>111,111
Speedups (15 Hilos)</text:p>
        </chart:title>
        <chart:legend chart:legend-position="bottom" svg:x="6.949cm" svg:y="9.752cm" style:legend-expansion="wide" chart:style-name="ch3"/>
        <chart:plot-area chart:style-name="ch4" table:cell-range-address="Calculos.G15:Calculos.G18 Calculos.M15:Calculos.M18" chart:data-source-has-labels="row" svg:x="1.318cm" svg:y="1.996cm" svg:width="16.295cm" svg:height="6.438cm">
          <chartooo:coordinate-region svg:x="1.895cm" svg:y="2.157cm" svg:width="15.637cm" svg:height="5.709cm"/>
          <chart:axis chart:dimension="x" chart:name="primary-x" chart:style-name="ch5">
            <chart:title svg:x="8.177cm" svg:y="8.639cm" chart:style-name="ch6">
              <text:p>Numero de version</text:p>
            </chart:title>
          </chart:axis>
          <chart:axis chart:dimension="y" chart:name="primary-y" chart:style-name="ch7">
            <chart:title svg:x="0.451cm" svg:y="5.828cm" chart:style-name="ch8">
              <text:p>Speedup</text:p>
            </chart:title>
            <chart:grid chart:style-name="ch9" chart:class="major"/>
          </chart:axis>
          <chart:series chart:style-name="ch10" chart:values-cell-range-address="Calculos.G15:Calculos.G18" loext:label-string="&quot;Debug&quot;" chart:class="chart:line">
            <chart:data-point chart:repeated="4"/>
          </chart:series>
          <chart:series chart:style-name="ch11" chart:values-cell-range-address="Calculos.M15:Calculos.M18" loext:label-string="&quot;Release&quot;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bug</text:p>
              </table:table-cell>
              <table:table-cell office:value-type="string">
                <text:p>Releas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culos.G15:Calculos.G18</svg:desc>
                </draw:g>
              </table:table-cell>
              <table:table-cell office:value-type="float" office:value="0">
                <text:p>0</text:p>
                <draw:g>
                  <svg:desc>Calculos.M15:Calculos.M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4">
                <text:p>7.4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69">
                <text:p>15.69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2.13">
                <text:p>82.13</text:p>
              </table:table-cell>
              <table:table-cell office:value-type="float" office:value="496.8">
                <text:p>496.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ed1c24" draw:fill-color="#ed1c24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Fine_20_Dashed" svg:stroke-width="0.08cm" svg:stroke-color="#ed1c24" draw:fill-color="#ed1c2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21409a" draw:fill-color="#21409a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21409a" draw:fill-color="#21409a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Fine_20_Dashed" svg:stroke-width="0.08cm" svg:stroke-color="#21409a" draw:fill-color="#21409a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8.965cm" svg:height="14.385cm" xlink:href=".." xlink:type="simple" chart:class="chart:line" chart:style-name="ch1">
        <chart:title svg:x="9.941cm" svg:y="0.423cm" chart:style-name="ch2">
          <text:p>Cuadro comparativo de tiempos de ejecucion</text:p>
        </chart:title>
        <chart:legend chart:legend-position="end" svg:x="22.508cm" svg:y="5.15cm" style:legend-expansion="high" chart:style-name="ch3"/>
        <chart:plot-area chart:style-name="ch4" table:cell-range-address="'Hoja de 15 Hilos'.B4:'Hoja de 15 Hilos'.I7" chart:data-source-has-labels="row" svg:x="2.516cm" svg:y="1.984cm" svg:width="17.336cm" svg:height="9.984cm">
          <chartooo:coordinate-region svg:x="3.323cm" svg:y="2.183cm" svg:width="15.536cm" svg:height="9.138cm"/>
          <chart:axis chart:dimension="x" chart:name="primary-x" chart:style-name="ch5">
            <chart:title svg:x="9.751cm" svg:y="12.255cm" chart:style-name="ch6">
              <text:p>Numero de version</text:p>
            </chart:title>
            <chart:grid chart:style-name="ch7" chart:class="major"/>
          </chart:axis>
          <chart:axis chart:dimension="y" chart:name="primary-y" chart:style-name="ch5">
            <chart:title svg:x="1.377cm" svg:y="8.555cm" chart:style-name="ch8">
              <text:p>Duracion (segundos)</text:p>
            </chart:title>
            <chart:grid chart:style-name="ch7" chart:class="major"/>
          </chart:axis>
          <chart:axis chart:dimension="y" chart:name="secondary-y" chart:style-name="ch9">
            <chart:title svg:x="20.431cm" svg:y="8.978cm" chart:style-name="ch8">
              <text:p>Cant de veces optimizados</text:p>
            </chart:title>
          </chart:axis>
          <chart:series chart:attached-axis="primary-y" chart:style-name="ch10" chart:values-cell-range-address="'Hoja de 15 Hilos'.B4:'Hoja de 15 Hilos'.B7" loext:label-string="&quot;111,111 debug time&quot;" chart:class="chart:line">
            <chart:data-point chart:repeated="4"/>
          </chart:series>
          <chart:series chart:attached-axis="secondary-y" chart:style-name="ch11" chart:values-cell-range-address="'Hoja de 15 Hilos'.C4:'Hoja de 15 Hilos'.C7" loext:label-string="&quot;111,111 speedup debug&quot;" chart:class="chart:line">
            <chart:data-point chart:repeated="4"/>
          </chart:series>
          <chart:series chart:attached-axis="primary-y" chart:style-name="ch10" chart:values-cell-range-address="'Hoja de 15 Hilos'.D4:'Hoja de 15 Hilos'.D7" loext:label-string="&quot;111,111 release time&quot;" chart:class="chart:line">
            <chart:data-point chart:repeated="4"/>
          </chart:series>
          <chart:series chart:attached-axis="secondary-y" chart:style-name="ch12" chart:values-cell-range-address="'Hoja de 15 Hilos'.E4:'Hoja de 15 Hilos'.E7" loext:label-string="&quot;111,111 speedup release&quot;" chart:class="chart:line">
            <chart:data-point chart:repeated="4"/>
          </chart:series>
          <chart:series chart:attached-axis="primary-y" chart:style-name="ch13" chart:values-cell-range-address="'Hoja de 15 Hilos'.F4:'Hoja de 15 Hilos'.F7" loext:label-string="&quot;22,222,222 debug time&quot;" chart:class="chart:line">
            <chart:data-point chart:repeated="4"/>
          </chart:series>
          <chart:series chart:attached-axis="secondary-y" chart:style-name="ch14" chart:values-cell-range-address="'Hoja de 15 Hilos'.G4:'Hoja de 15 Hilos'.G7" loext:label-string="&quot;22,222,222 speedup debug&quot;" chart:class="chart:line">
            <chart:data-point chart:repeated="4"/>
          </chart:series>
          <chart:series chart:attached-axis="primary-y" chart:style-name="ch13" chart:values-cell-range-address="'Hoja de 15 Hilos'.H4:'Hoja de 15 Hilos'.H7" loext:label-string="&quot;22,222,222 release time&quot;" chart:class="chart:line">
            <chart:data-point chart:repeated="4"/>
          </chart:series>
          <chart:series chart:attached-axis="secondary-y" chart:style-name="ch15" chart:values-cell-range-address="'Hoja de 15 Hilos'.I4:'Hoja de 15 Hilos'.I7" loext:label-string="&quot;22,222,222 speedup release&quot;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11,111 debug time</text:p>
              </table:table-cell>
              <table:table-cell office:value-type="string">
                <text:p>111,111 speedup debug</text:p>
              </table:table-cell>
              <table:table-cell office:value-type="string">
                <text:p>111,111 release time</text:p>
              </table:table-cell>
              <table:table-cell office:value-type="string">
                <text:p>111,111 speedup release</text:p>
              </table:table-cell>
              <table:table-cell office:value-type="string">
                <text:p>22,222,222 debug time</text:p>
              </table:table-cell>
              <table:table-cell office:value-type="string">
                <text:p>22,222,222 speedup debug</text:p>
              </table:table-cell>
              <table:table-cell office:value-type="string">
                <text:p>22,222,222 release time</text:p>
              </table:table-cell>
              <table:table-cell office:value-type="string">
                <text:p>22,222,222 speedup releas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">
                <text:p>61</text:p>
                <draw:g>
                  <svg:desc>'Hoja de 15 Hilos'.B4:'Hoja de 15 Hilos'.B7</svg:desc>
                </draw:g>
              </table:table-cell>
              <table:table-cell office:value-type="float" office:value="1">
                <text:p>1</text:p>
                <draw:g>
                  <svg:desc>'Hoja de 15 Hilos'.C4:'Hoja de 15 Hilos'.C7</svg:desc>
                </draw:g>
              </table:table-cell>
              <table:table-cell office:value-type="float" office:value="40.167">
                <text:p>40.167</text:p>
                <draw:g>
                  <svg:desc>'Hoja de 15 Hilos'.D4:'Hoja de 15 Hilos'.D7</svg:desc>
                </draw:g>
              </table:table-cell>
              <table:table-cell office:value-type="float" office:value="1">
                <text:p>1</text:p>
                <draw:g>
                  <svg:desc>'Hoja de 15 Hilos'.E4:'Hoja de 15 Hilos'.E7</svg:desc>
                </draw:g>
              </table:table-cell>
              <table:table-cell office:value-type="float" office:value="338">
                <text:p>338</text:p>
                <draw:g>
                  <svg:desc>'Hoja de 15 Hilos'.F4:'Hoja de 15 Hilos'.F7</svg:desc>
                </draw:g>
              </table:table-cell>
              <table:table-cell office:value-type="float" office:value="1">
                <text:p>1</text:p>
                <draw:g>
                  <svg:desc>'Hoja de 15 Hilos'.G4:'Hoja de 15 Hilos'.G7</svg:desc>
                </draw:g>
              </table:table-cell>
              <table:table-cell office:value-type="float" office:value="317">
                <text:p>317</text:p>
                <draw:g>
                  <svg:desc>'Hoja de 15 Hilos'.H4:'Hoja de 15 Hilos'.H7</svg:desc>
                </draw:g>
              </table:table-cell>
              <table:table-cell office:value-type="float" office:value="1">
                <text:p>1</text:p>
                <draw:g>
                  <svg:desc>'Hoja de 15 Hilos'.I4:'Hoja de 15 Hilos'.I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516">
                <text:p>8.516</text:p>
              </table:table-cell>
              <table:table-cell office:value-type="float" office:value="7.16">
                <text:p>7.16</text:p>
              </table:table-cell>
              <table:table-cell office:value-type="float" office:value="7.976">
                <text:p>7.976</text:p>
              </table:table-cell>
              <table:table-cell office:value-type="float" office:value="5.03">
                <text:p>5.03</text:p>
              </table:table-cell>
              <table:table-cell office:value-type="float" office:value="45.632">
                <text:p>45.632</text:p>
              </table:table-cell>
              <table:table-cell office:value-type="float" office:value="7.4">
                <text:p>7.4</text:p>
              </table:table-cell>
              <table:table-cell office:value-type="float" office:value="36.915">
                <text:p>36.915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83">
                <text:p>3.583</text:p>
              </table:table-cell>
              <table:table-cell office:value-type="float" office:value="17.02">
                <text:p>17.02</text:p>
              </table:table-cell>
              <table:table-cell office:value-type="float" office:value="3.313">
                <text:p>3.313</text:p>
              </table:table-cell>
              <table:table-cell office:value-type="float" office:value="12.12">
                <text:p>12.12</text:p>
              </table:table-cell>
              <table:table-cell office:value-type="float" office:value="21.531">
                <text:p>21.531</text:p>
              </table:table-cell>
              <table:table-cell office:value-type="float" office:value="15.69">
                <text:p>15.69</text:p>
              </table:table-cell>
              <table:table-cell office:value-type="float" office:value="19.093">
                <text:p>19.093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1">
                <text:p>0.111</text:p>
              </table:table-cell>
              <table:table-cell office:value-type="float" office:value="549.54">
                <text:p>549.54</text:p>
              </table:table-cell>
              <table:table-cell office:value-type="float" office:value="0.027">
                <text:p>0.027</text:p>
              </table:table-cell>
              <table:table-cell office:value-type="float" office:value="1487.6">
                <text:p>1487.6</text:p>
              </table:table-cell>
              <table:table-cell office:value-type="float" office:value="4.115">
                <text:p>4.115</text:p>
              </table:table-cell>
              <table:table-cell office:value-type="float" office:value="82.13">
                <text:p>82.13</text:p>
              </table:table-cell>
              <table:table-cell office:value-type="float" office:value="0.638">
                <text:p>0.638</text:p>
              </table:table-cell>
              <table:table-cell office:value-type="float" office:value="496.8">
                <text:p>496.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